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078.5pt" svg:y="89.4pt">
            <draw:object draw:notify-on-update-of-ranges="Sheet1.A2:Sheet1.A3 Sheet1.B1:Sheet1.B1 Sheet1.B2:Sheet1.B3 Sheet1.C1:Sheet1.C1 Sheet1.C2:Sheet1.C3 Sheet1.D1:Sheet1.D1 Sheet1.D2:Sheet1.D3 Sheet1.E1:Sheet1.E1 Sheet1.E2:Sheet1.E3 Sheet1.F1:Sheet1.F1 Sheet1.F2:Sheet1.F3 Sheet1.G1:Sheet1.G1 Sheet1.G2:Sheet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042.64pt" svg:y="365.75pt">
            <draw:object draw:notify-on-update-of-ranges="Sheet1.A4:Sheet1.A5 Sheet1.B1:Sheet1.B1 Sheet1.B4:Sheet1.B5 Sheet1.C1:Sheet1.C1 Sheet1.C4:Sheet1.C5 Sheet1.D1:Sheet1.D1 Sheet1.D4:Sheet1.D5 Sheet1.E1:Sheet1.E1 Sheet1.E4:Sheet1.E5 Sheet1.F1:Sheet1.F1 Sheet1.F4:Sheet1.F5 Sheet1.G1:Sheet1.G1 Sheet1.G4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office:value-type="float" office:value="45.1123595505618" calcext:value-type="float">
            <text:p>45.1123595505618</text:p>
          </table:table-cell>
          <table:table-cell office:value-type="float" office:value="37.6701030927835" calcext:value-type="float">
            <text:p>37.6701030927835</text:p>
          </table:table-cell>
          <table:table-cell office:value-type="float" office:value="49.6575342465753" calcext:value-type="float">
            <text:p>49.6575342465753</text:p>
          </table:table-cell>
          <table:table-cell office:value-type="float" office:value="56.3518518518519" calcext:value-type="float">
            <text:p>56.3518518518519</text:p>
          </table:table-cell>
          <table:table-cell office:value-type="float" office:value="38.7142857142857" calcext:value-type="float">
            <text:p>38.7142857142857</text:p>
          </table:table-cell>
          <table:table-cell office:value-type="float" office:value="50.3157894736842" calcext:value-type="float">
            <text:p>50.3157894736842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office:value-type="float" office:value="14.6370786516854" calcext:value-type="float">
            <text:p>14.6370786516854</text:p>
          </table:table-cell>
          <table:table-cell office:value-type="float" office:value="12.2615463917526" calcext:value-type="float">
            <text:p>12.2615463917526</text:p>
          </table:table-cell>
          <table:table-cell office:value-type="float" office:value="12.5450684931507" calcext:value-type="float">
            <text:p>12.5450684931507</text:p>
          </table:table-cell>
          <table:table-cell office:value-type="float" office:value="9.94407407407408" calcext:value-type="float">
            <text:p>9.94407407407408</text:p>
          </table:table-cell>
          <table:table-cell office:value-type="float" office:value="10.9028571428571" calcext:value-type="float">
            <text:p>10.9028571428571</text:p>
          </table:table-cell>
          <table:table-cell office:value-type="float" office:value="15.9851578947368" calcext:value-type="float">
            <text:p>15.9851578947368</text:p>
          </table:table-cell>
        </table:table-row>
        <table:table-row table:style-name="ro1">
          <table:table-cell table:style-name="ce3" office:value-type="string" calcext:value-type="string">
            <text:p>reward (rule 07)</text:p>
          </table:table-cell>
          <table:table-cell office:value-type="float" office:value="2.06795572761595" calcext:value-type="float">
            <text:p>2.06795572761595</text:p>
          </table:table-cell>
          <table:table-cell office:value-type="float" office:value="2.6906458784894" calcext:value-type="float">
            <text:p>2.6906458784894</text:p>
          </table:table-cell>
          <table:table-cell office:value-type="float" office:value="1.02949845841664" calcext:value-type="float">
            <text:p>1.02949845841664</text:p>
          </table:table-cell>
          <table:table-cell office:value-type="float" office:value="-1.65697530748992" calcext:value-type="float">
            <text:p>-1.65697530748992</text:p>
          </table:table-cell>
          <table:table-cell office:value-type="float" office:value="-1.05155682673457" calcext:value-type="float">
            <text:p>-1.05155682673457</text:p>
          </table:table-cell>
          <table:table-cell office:value-type="float" office:value="2.08986287447738" calcext:value-type="float">
            <text:p>2.08986287447738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37.827631835951" calcext:value-type="float">
            <text:p>137.827631835951</text:p>
          </table:table-cell>
          <table:table-cell office:value-type="float" office:value="197.061986477269" calcext:value-type="float">
            <text:p>197.061986477269</text:p>
          </table:table-cell>
          <table:table-cell office:value-type="float" office:value="593.034604736698" calcext:value-type="float">
            <text:p>593.034604736698</text:p>
          </table:table-cell>
          <table:table-cell office:value-type="float" office:value="136.269435894579" calcext:value-type="float">
            <text:p>136.269435894579</text:p>
          </table:table-cell>
          <table:table-cell office:value-type="float" office:value="256.877558861081" calcext:value-type="float">
            <text:p>256.877558861081</text:p>
          </table:table-cell>
          <table:table-cell office:value-type="float" office:value="149.547886026317" calcext:value-type="float">
            <text:p>149.547886026317</text:p>
          </table:table-cell>
        </table:table-row>
        <table:table-row table:style-name="ro1">
          <table:table-cell office:value-type="string" calcext:value-type="string">
            <text:p>comp time 1 iteration local planner in ms</text:p>
          </table:table-cell>
          <table:table-cell office:value-type="float" office:value="1.30901767153816" calcext:value-type="float">
            <text:p>1.30901767153816</text:p>
          </table:table-cell>
          <table:table-cell office:value-type="float" office:value="5.5862615196606" calcext:value-type="float">
            <text:p>5.5862615196606</text:p>
          </table:table-cell>
          <table:table-cell office:value-type="float" office:value="44.3938926038906" calcext:value-type="float">
            <text:p>44.3938926038906</text:p>
          </table:table-cell>
          <table:table-cell office:value-type="float" office:value="1.78330123274392" calcext:value-type="float">
            <text:p>1.78330123274392</text:p>
          </table:table-cell>
          <table:table-cell office:value-type="float" office:value="10.4466254953166" calcext:value-type="float">
            <text:p>10.4466254953166</text:p>
          </table:table-cell>
          <table:table-cell office:value-type="float" office:value="1.9219856704237" calcext:value-type="float">
            <text:p>1.9219856704237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5" office:value-type="string" calcext:value-type="string">
            <text:p>[1.]</text:p>
          </table:table-cell>
          <table:table-cell office:value-type="string" calcext:value-type="string">
            <text:p>[0.89384219 0.1061578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1:38:39.302304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3T11:40:03.530724404</dc:date>
    <meta:editing-duration>PT3H27M30S</meta:editing-duration>
    <meta:editing-cycles>13</meta:editing-cycles>
    <meta:generator>LibreOffice/6.0.7.3$Linux_X86_64 LibreOffice_project/00m0$Build-3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4:Sheet1.G5 Sheet1.B1:Sheet1.G1" chart:data-source-has-labels="both" svg:x="0.32cm" svg:y="0.18cm" svg:width="11.536cm" svg:height="8.64cm">
          <chartooo:coordinate-region svg:x="0.941cm" svg:y="0.379cm" svg:width="10.915cm" svg:height="7.79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series chart:style-name="ch11" chart:values-cell-range-address="Sheet1.F4:Sheet1.F5" chart:label-cell-address="Sheet1.F1:Sheet1.F1" chart:class="chart:bar">
            <chart:data-point chart:repeated="2"/>
          </chart:series>
          <chart:series chart:style-name="ch12" chart:values-cell-range-address="Sheet1.G4:Sheet1.G5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45.1123595505618">
                <text:p>45.1123595505618</text:p>
                <draw:g>
                  <svg:desc>Sheet1.B4:Sheet1.B5</svg:desc>
                </draw:g>
              </table:table-cell>
              <table:table-cell office:value-type="float" office:value="37.6701030927835">
                <text:p>37.6701030927835</text:p>
                <draw:g>
                  <svg:desc>Sheet1.C4:Sheet1.C5</svg:desc>
                </draw:g>
              </table:table-cell>
              <table:table-cell office:value-type="float" office:value="49.6575342465753">
                <text:p>49.6575342465753</text:p>
                <draw:g>
                  <svg:desc>Sheet1.D4:Sheet1.D5</svg:desc>
                </draw:g>
              </table:table-cell>
              <table:table-cell office:value-type="float" office:value="56.3518518518519">
                <text:p>56.3518518518519</text:p>
                <draw:g>
                  <svg:desc>Sheet1.E4:Sheet1.E5</svg:desc>
                </draw:g>
              </table:table-cell>
              <table:table-cell office:value-type="float" office:value="38.7142857142857">
                <text:p>38.7142857142857</text:p>
                <draw:g>
                  <svg:desc>Sheet1.F4:Sheet1.F5</svg:desc>
                </draw:g>
              </table:table-cell>
              <table:table-cell office:value-type="float" office:value="50.3157894736842">
                <text:p>50.3157894736842</text:p>
                <draw:g>
                  <svg:desc>Sheet1.G4:Sheet1.G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14.6370786516854">
                <text:p>14.6370786516854</text:p>
              </table:table-cell>
              <table:table-cell office:value-type="float" office:value="12.2615463917526">
                <text:p>12.2615463917526</text:p>
              </table:table-cell>
              <table:table-cell office:value-type="float" office:value="12.5450684931507">
                <text:p>12.5450684931507</text:p>
              </table:table-cell>
              <table:table-cell office:value-type="float" office:value="9.94407407407408">
                <text:p>9.94407407407408</text:p>
              </table:table-cell>
              <table:table-cell office:value-type="float" office:value="10.9028571428571">
                <text:p>10.9028571428571</text:p>
              </table:table-cell>
              <table:table-cell office:value-type="float" office:value="15.9851578947368">
                <text:p>15.9851578947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2:Sheet1.G3 Sheet1.B1:Sheet1.G1" chart:data-source-has-labels="both" svg:x="0.32cm" svg:y="0.18cm" svg:width="11.536cm" svg:height="8.64cm">
          <chartooo:coordinate-region svg:x="1.047cm" svg:y="0.38cm" svg:width="10.809cm" svg:height="7.793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89">
                <text:p>0.89</text:p>
                <draw:g>
                  <svg:desc>Sheet1.B2:Sheet1.B3</svg:desc>
                </draw:g>
              </table:table-cell>
              <table:table-cell office:value-type="float" office:value="0.97">
                <text:p>0.97</text:p>
                <draw:g>
                  <svg:desc>Sheet1.C2:Sheet1.C3</svg:desc>
                </draw:g>
              </table:table-cell>
              <table:table-cell office:value-type="float" office:value="0.73">
                <text:p>0.73</text:p>
                <draw:g>
                  <svg:desc>Sheet1.D2:Sheet1.D3</svg:desc>
                </draw:g>
              </table:table-cell>
              <table:table-cell office:value-type="float" office:value="0.27">
                <text:p>0.27</text:p>
                <draw:g>
                  <svg:desc>Sheet1.E2:Sheet1.E3</svg:desc>
                </draw:g>
              </table:table-cell>
              <table:table-cell office:value-type="float" office:value="0.35">
                <text:p>0.35</text:p>
                <draw:g>
                  <svg:desc>Sheet1.F2:Sheet1.F3</svg:desc>
                </draw:g>
              </table:table-cell>
              <table:table-cell office:value-type="float" office:value="0.95">
                <text:p>0.95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